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7000001D81E79F3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14in" style:rel-column-width="1154*"/>
    </style:style>
    <style:style style:name="Table2.B" style:family="table-column">
      <style:table-column-properties style:column-width="6.1882in" style:rel-column-width="8911*"/>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14in" style:rel-column-width="1154*"/>
    </style:style>
    <style:style style:name="Table3.B" style:family="table-column">
      <style:table-column-properties style:column-width="6.1882in" style:rel-column-width="8911*"/>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officeooo:rsid="002d8e8c" officeooo:paragraph-rsid="002d8e8c"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officeooo:rsid="003771fb" officeooo:paragraph-rsid="003771fb"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CellBody">
      <style:paragraph-properties style:snap-to-layout-grid="false"/>
      <style:text-properties fo:language="en" fo:country="US" officeooo:rsid="002d8e8c" officeooo:paragraph-rsid="002d8e8c" style:language-complex="ar" style:country-complex="SA"/>
    </style:style>
    <style:style style:name="P12" style:family="paragraph" style:parent-style-name="CellBody">
      <style:text-properties fo:color="#000000" fo:language="en" fo:country="US" fo:font-style="italic" style:font-style-asian="italic" style:language-complex="ar" style:country-complex="SA"/>
    </style:style>
    <style:style style:name="P1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officeooo:rsid="00251930" officeooo:paragraph-rsid="00251930" style:font-style-asian="italic" style:language-complex="ar" style:country-complex="SA"/>
    </style:style>
    <style:style style:name="P15" style:family="paragraph" style:parent-style-name="Document_20_Title">
      <style:text-properties fo:language="en" fo:country="US" style:language-complex="ar" style:country-complex="SA"/>
    </style:style>
    <style:style style:name="P1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7"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8" style:family="paragraph" style:parent-style-name="Standard">
      <style:text-properties style:font-name="Arial" fo:language="en" fo:country="US" officeooo:paragraph-rsid="001b92ce" style:language-complex="ar" style:country-complex="SA"/>
    </style:style>
    <style:style style:name="P19" style:family="paragraph" style:parent-style-name="Standard">
      <style:text-properties style:font-name="Arial" fo:language="en" fo:country="US" officeooo:rsid="001febee" officeooo:paragraph-rsid="001b92ce" style:language-complex="ar" style:country-complex="SA"/>
    </style:style>
    <style:style style:name="P20" style:family="paragraph" style:parent-style-name="Standard">
      <style:text-properties fo:language="en" fo:country="US" style:language-complex="ar" style:country-complex="SA"/>
    </style:style>
    <style:style style:name="P21" style:family="paragraph" style:parent-style-name="Standard">
      <style:text-properties fo:language="en" fo:country="US" officeooo:rsid="002a3ca7" officeooo:paragraph-rsid="002a3ca7" style:language-complex="ar" style:country-complex="SA"/>
    </style:style>
    <style:style style:name="P22" style:family="paragraph" style:parent-style-name="Standard">
      <style:text-properties fo:color="#ff0000" fo:language="en" fo:country="US" fo:font-style="italic" fo:font-weight="bold" style:font-style-asian="italic" style:font-weight-asian="bold" style:language-complex="ar" style:country-complex="SA"/>
    </style:style>
    <style:style style:name="P23" style:family="paragraph" style:parent-style-name="Body">
      <style:text-properties officeooo:paragraph-rsid="001b92ce"/>
    </style:style>
    <style:style style:name="P24" style:family="paragraph" style:parent-style-name="Body">
      <style:text-properties fo:language="en" fo:country="US" style:language-complex="ar" style:country-complex="SA"/>
    </style:style>
    <style:style style:name="P25" style:family="paragraph" style:parent-style-name="Body">
      <style:text-properties fo:language="en" fo:country="US" officeooo:rsid="001febee" officeooo:paragraph-rsid="001b92ce" style:language-complex="ar" style:country-complex="SA"/>
    </style:style>
    <style:style style:name="P2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7" style:family="paragraph" style:parent-style-name="Body">
      <style:text-properties fo:color="#000000" fo:language="en" fo:country="US" fo:font-style="normal" officeooo:rsid="003771fb" officeooo:paragraph-rsid="003771fb" style:font-style-asian="normal" style:language-complex="ar" style:country-complex="SA" style:font-style-complex="normal"/>
    </style:style>
    <style:style style:name="P28" style:family="paragraph" style:parent-style-name="Body">
      <style:text-properties officeooo:rsid="003771fb" officeooo:paragraph-rsid="003771fb"/>
    </style:style>
    <style:style style:name="P29" style:family="paragraph" style:parent-style-name="Body">
      <style:text-properties officeooo:rsid="00396a42" officeooo:paragraph-rsid="00396a42"/>
    </style:style>
    <style:style style:name="P30" style:family="paragraph" style:parent-style-name="Preformatted_20_Text">
      <style:text-properties fo:color="#000000" fo:language="en" fo:country="US" fo:font-style="normal" officeooo:rsid="003771fb" officeooo:paragraph-rsid="003771fb" style:font-style-asian="normal" style:language-complex="ar" style:country-complex="SA" style:font-style-complex="normal"/>
    </style:style>
    <style:style style:name="P31" style:family="paragraph" style:parent-style-name="Preformatted_20_Text">
      <style:paragraph-properties fo:margin-top="0in" fo:margin-bottom="0.1965in" loext:contextual-spacing="false"/>
    </style:style>
    <style:style style:name="P32" style:family="paragraph" style:parent-style-name="Heading_20_1">
      <style:text-properties fo:language="en" fo:country="US" style:language-complex="ar" style:country-complex="SA"/>
    </style:style>
    <style:style style:name="P33" style:family="paragraph" style:parent-style-name="Heading_20_1">
      <style:paragraph-properties fo:break-before="page"/>
      <style:text-properties fo:language="en" fo:country="US" style:language-complex="ar" style:country-complex="SA"/>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language="en" fo:country="US" officeooo:rsid="0021c380" officeooo:paragraph-rsid="001b92ce" style:language-complex="ar" style:country-complex="SA"/>
    </style:style>
    <style:style style:name="P36" style:family="paragraph" style:parent-style-name="Heading_20_2">
      <style:text-properties fo:language="en" fo:country="US" officeooo:rsid="001febee" officeooo:paragraph-rsid="001b92ce" style:language-complex="ar" style:country-complex="SA"/>
    </style:style>
    <style:style style:name="P37" style:family="paragraph" style:parent-style-name="Heading_20_2">
      <style:text-properties fo:language="en" fo:country="US" officeooo:paragraph-rsid="003c19fc" style:language-complex="ar" style:country-complex="SA"/>
    </style:style>
    <style:style style:name="P38" style:family="paragraph" style:parent-style-name="Body">
      <style:text-properties fo:language="en" fo:country="US" officeooo:rsid="00396a42" officeooo:paragraph-rsid="00396a42" style:language-complex="ar" style:country-complex="SA"/>
    </style:style>
    <style:style style:name="P39" style:family="paragraph" style:parent-style-name="Body">
      <style:text-properties fo:language="en" fo:country="US" officeooo:paragraph-rsid="003c19fc" style:language-complex="ar" style:country-complex="SA"/>
    </style:style>
    <style:style style:name="P40" style:family="paragraph" style:parent-style-name="Body" style:list-style-name="L1">
      <style:text-properties fo:color="#000000" fo:language="en" fo:country="US" fo:font-style="normal" officeooo:rsid="00396a42" officeooo:paragraph-rsid="00396a42" style:font-style-asian="normal" style:language-complex="ar" style:country-complex="SA" style:font-style-complex="normal"/>
    </style:style>
    <style:style style:name="P41" style:family="paragraph" style:parent-style-name="Body">
      <style:text-properties fo:color="#000000" fo:language="en" fo:country="US" fo:font-style="normal" officeooo:rsid="003771fb" officeooo:paragraph-rsid="003b5fdc" style:font-style-asian="normal" style:language-complex="ar" style:country-complex="SA" style:font-style-complex="normal"/>
    </style:style>
    <style:style style:name="P42" style:family="paragraph" style:parent-style-name="Body" style:list-style-name="L1">
      <style:text-properties fo:color="#000000" fo:language="en" fo:country="US" fo:font-style="normal" officeooo:rsid="003c19fc" officeooo:paragraph-rsid="003c19fc" style:font-style-asian="normal" style:language-complex="ar" style:country-complex="SA" style:font-style-complex="normal"/>
    </style:style>
    <style:style style:name="P4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4" style:family="paragraph" style:parent-style-name="CellBody">
      <style:paragraph-properties style:snap-to-layout-grid="false"/>
      <style:text-properties fo:language="en" fo:country="US" officeooo:paragraph-rsid="003c19fc" style:language-complex="ar" style:country-complex="SA"/>
    </style:style>
    <style:style style:name="P45" style:family="paragraph" style:parent-style-name="CellBody">
      <style:paragraph-properties style:snap-to-layout-grid="false"/>
      <style:text-properties fo:language="en" fo:country="US" officeooo:rsid="003b5fdc" officeooo:paragraph-rsid="003b5fdc" style:language-complex="ar" style:country-complex="SA"/>
    </style:style>
    <style:style style:name="P46" style:family="paragraph" style:parent-style-name="CellBody">
      <style:paragraph-properties style:snap-to-layout-grid="false"/>
      <style:text-properties fo:language="en" fo:country="US" officeooo:rsid="003c19fc" officeooo:paragraph-rsid="003c19fc" style:language-complex="ar" style:country-complex="SA"/>
    </style:style>
    <style:style style:name="P47" style:family="paragraph" style:parent-style-name="CellBody">
      <style:paragraph-properties style:snap-to-layout-grid="false"/>
      <style:text-properties fo:color="#000000" fo:language="en" fo:country="US" fo:font-style="italic" officeooo:rsid="003b5fdc" officeooo:paragraph-rsid="003b5fdc" style:font-style-asian="italic" style:language-complex="ar" style:country-complex="SA"/>
    </style:style>
    <style:style style:name="P48" style:family="paragraph" style:parent-style-name="CellBody" style:list-style-name="L2">
      <style:paragraph-properties style:snap-to-layout-grid="false"/>
      <style:text-properties fo:color="#000000" fo:language="en" fo:country="US" fo:font-style="italic" officeooo:rsid="003c19fc" officeooo:paragraph-rsid="003c19fc" style:font-style-asian="italic" style:language-complex="ar" style:country-complex="SA"/>
    </style:style>
    <style:style style:name="P49" style:family="paragraph" style:parent-style-name="CellBody">
      <style:paragraph-properties style:snap-to-layout-grid="false"/>
      <style:text-properties fo:color="#000000" fo:language="en" fo:country="US" fo:font-style="italic" officeooo:rsid="003c19fc" officeooo:paragraph-rsid="003c19fc" style:font-style-asian="italic" style:language-complex="ar" style:country-complex="SA"/>
    </style:style>
    <style:style style:name="P50" style:family="paragraph" style:parent-style-name="CellBody">
      <style:paragraph-properties fo:keep-with-next="always" style:snap-to-layout-grid="false"/>
      <style:text-properties fo:language="en" fo:country="US" officeooo:paragraph-rsid="003c19fc" style:language-complex="ar" style:country-complex="SA"/>
    </style:style>
    <style:style style:name="P51" style:family="paragraph" style:parent-style-name="CellBody">
      <style:paragraph-properties fo:keep-with-next="always" style:snap-to-layout-grid="false"/>
      <style:text-properties fo:language="en" fo:country="US" officeooo:rsid="002d8e8c" officeooo:paragraph-rsid="003c19fc" style:language-complex="ar" style:country-complex="SA"/>
    </style:style>
    <style:style style:name="P52" style:family="paragraph" style:parent-style-name="CellBody">
      <style:paragraph-properties fo:keep-with-next="always" style:snap-to-layout-grid="false"/>
      <style:text-properties fo:language="en" fo:country="US" officeooo:rsid="003c19fc" officeooo:paragraph-rsid="003c19fc" style:language-complex="ar" style:country-complex="SA"/>
    </style:style>
    <style:style style:name="P53" style:family="paragraph" style:parent-style-name="Definition_20_Term">
      <style:text-properties fo:language="en" fo:country="US" style:language-complex="ar" style:country-complex="SA"/>
    </style:style>
    <style:style style:name="P54" style:family="paragraph" style:parent-style-name="Preformatted_20_Text">
      <style:text-properties fo:language="en" fo:country="US" officeooo:rsid="00396a42" officeooo:paragraph-rsid="00396a42" style:language-complex="ar" style:country-complex="SA"/>
    </style:style>
    <style:style style:name="P55" style:family="paragraph" style:parent-style-name="Preformatted_20_Text">
      <style:text-properties officeooo:paragraph-rsid="003b5fdc"/>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language="en" fo:country="US" style:language-complex="ar" style:country-complex="SA"/>
    </style:style>
    <style:style style:name="T4" style:family="text">
      <style:text-properties fo:language="en" fo:country="US" officeooo:rsid="001febee" style:language-complex="ar" style:country-complex="SA"/>
    </style:style>
    <style:style style:name="T5" style:family="text">
      <style:text-properties fo:language="en" fo:country="US" officeooo:rsid="002a3ca7" style:language-complex="ar" style:country-complex="SA"/>
    </style:style>
    <style:style style:name="T6" style:family="text">
      <style:text-properties fo:language="en" fo:country="US" officeooo:rsid="003b5fdc" style:language-complex="ar" style:country-complex="SA"/>
    </style:style>
    <style:style style:name="T7" style:family="text">
      <style:text-properties fo:language="en" fo:country="US" officeooo:rsid="003c19fc" style:language-complex="ar" style:country-complex="SA"/>
    </style:style>
    <style:style style:name="T8" style:family="text">
      <style:text-properties fo:language="en" fo:country="US" officeooo:rsid="003c6d2f" style:language-complex="ar" style:country-complex="SA"/>
    </style:style>
    <style:style style:name="T9" style:family="text">
      <style:text-properties fo:language="en" fo:country="US" fo:font-weight="bold" officeooo:rsid="003b5fdc" style:font-weight-asian="bold" style:language-complex="ar" style:country-complex="SA" style:font-weight-complex="bold"/>
    </style:style>
    <style:style style:name="T10" style:family="text">
      <style:text-properties style:font-name="Courier New"/>
    </style:style>
    <style:style style:name="T11" style:family="text">
      <style:text-properties officeooo:rsid="00251930"/>
    </style:style>
    <style:style style:name="T12" style:family="text">
      <style:text-properties officeooo:rsid="002e5c02"/>
    </style:style>
    <style:style style:name="T13" style:family="text">
      <style:text-properties officeooo:rsid="003771fb"/>
    </style:style>
    <style:style style:name="T14" style:family="text">
      <style:text-properties officeooo:rsid="003b5fdc"/>
    </style:style>
    <style:style style:name="T15" style:family="text">
      <style:text-properties style:font-name="Courier New1" fo:language="en" fo:country="US" style:language-complex="ar" style:country-complex="SA"/>
    </style:style>
    <style:style style:name="T16" style:family="text">
      <style:text-properties style:font-name="Courier New1" fo:language="en" fo:country="US" officeooo:rsid="003b5fdc" style:language-complex="ar" style:country-complex="SA"/>
    </style:style>
    <style:style style:name="T17" style:family="text">
      <style:text-properties officeooo:rsid="003c19fc"/>
    </style:style>
    <style:style style:name="T18" style:family="text">
      <style:text-properties officeooo:rsid="003d7fe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1" text:anchor-type="paragraph" svg:width="7in" svg:height="3.1075in" draw:z-index="0"><draw:image xlink:href="Pictures/1000020100000427000001D81E79F30D.png" xlink:type="simple" xlink:show="embed" xlink:actuate="onLoad"/></draw:frame></text:p>
      <text:p text:style-name="P15"><text:user-defined style:data-style-name="N0" text:name="RFP Title">RFP 178 - DS Field Reference Enhancements</text:user-defined></text:p>
      <text:p text:style-name="P15"><text:span text:style-name="T2">Draft<text:line-break/><text:line-break/></text:span><text:span text:style-name="T2"><text:page-count style:num-format="1">7</text:page-count></text:span><text:span text:style-name="T2"> Pages</text:span></text:p>
      <text:p text:style-name="P15"/>
      <text:p text:style-name="P8">Abstract</text:p>
      <text:p text:style-name="P9">Declarative Services provide functionality to implement Dependency Injection programming in OSGi based applications. R6 introduced field injection by using a field @Reference annotation. This RFP gathers requirements for additional @Reference properties, supporting often occuring use cases.</text:p>
      <text:h text:style-name="P33" text:outline-level="1" text:restart-numbering="true" text:start-value="-1">Document Information</text:h>
      <text:h text:style-name="P35" text:outline-level="2">License</text:h>
      <text:p text:style-name="P26">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9">I HEREBY ACKNOWLEDGE AND AGREE TO THE TERMS AND CONDITIONS DELINEATED ABOVE.</text:p>
      <text:h text:style-name="P36" text:outline-level="2">Trademarks</text:h>
      <text:p text:style-name="P2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6" text:outline-level="2">Feedback</text:h>
      <text:p text:style-name="P23"><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6">1 Introduction<text:tab/>4</text:p>
          <text:p text:style-name="P16">2 Application Domain<text:tab/>4</text:p>
          <text:p text:style-name="P4">2.1 Terminology + Abbreviations<text:tab/>5</text:p>
          <text:p text:style-name="P16">3 Problem Description<text:tab/>5</text:p>
          <text:p text:style-name="P16">4 Use Cases<text:tab/>5</text:p>
          <text:p text:style-name="P16">5 Requirements<text:tab/>6</text:p>
          <text:p text:style-name="P16">6 Document Support<text:tab/>6</text:p>
          <text:p text:style-name="P4">6.1 References<text:tab/>6</text:p>
          <text:p text:style-name="P4">6.2 Author’s Address<text:tab/>6</text:p>
          <text:p text:style-name="P4">6.3 End of Document<text:tab/>6</text:p>
        </text:index-body>
      </text:table-of-content>
      <text:p text:style-name="P24"><text:soft-page-break/></text:p>
      <text:h text:style-name="P34"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5.1</text:bookmark-ref>.</text:p>
      <text:p text:style-name="P24"><text:span text:style-name="T10">Source code is shown in this typeface</text:span>.</text:p>
      <text:h text:style-name="P34" text:outline-level="2">Revision History</text:h>
      <text:p text:style-name="P24">The last named individual in this history is currently responsible for this document.</text:p>
      <text:p text:style-name="P24"/>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10">Initial</text:p>
          </table:table-cell>
          <table:table-cell table:style-name="Table1.A1" office:value-type="string">
            <text:p text:style-name="P13"><text:span text:style-name="T13">November</text:span> <text:span text:style-name="T13">12</text:span> <text:span text:style-name="T11">2015</text:span></text:p>
          </table:table-cell>
          <table:table-cell table:style-name="Table1.C1" office:value-type="string">
            <text:p text:style-name="P14">Initial contribution</text:p>
            <text:p text:style-name="P12"><text:span text:style-name="T11">Tim Verbelen</text:span>, <text:span text:style-name="T11">iMinds – Ghent University, </text:span><text:s/><text:span text:style-name="T11">tim.verbelen@intec.ugent.be</text:span></text:p>
          </table:table-cell>
        </table:table-row>
        <table:table-row table:style-name="Table1.2">
          <table:table-cell table:style-name="Table1.A3" office:value-type="string">
            <text:p text:style-name="P45">Update</text:p>
          </table:table-cell>
          <table:table-cell table:style-name="Table1.A3" office:value-type="string">
            <text:p text:style-name="P47">November 12 2015</text:p>
          </table:table-cell>
          <table:table-cell table:style-name="Table1.C3" office:value-type="string">
            <text:p text:style-name="P47">Updates on review of initial contribution</text:p>
            <text:list xml:id="list1674082639534959680" text:style-name="L2">
              <text:list-item>
                <text:p text:style-name="P48">unify concept around term “key property”</text:p>
              </text:list-item>
              <text:list-item>
                <text:p text:style-name="P48">add requirement for multi-value properties</text:p>
              </text:list-item>
              <text:list-item>
                <text:p text:style-name="P48">clarify single/List Map value ordering heuristics</text:p>
              </text:list-item>
            </text:list>
            <text:p text:style-name="P49">Raymond Augé, Liferay, Inc., raymond.auge@liferay.com</text:p>
          </table:table-cell>
        </table:table-row>
      </table:table>
      <text:p text:style-name="P24"/>
      <text:h text:style-name="P32" text:outline-level="1">Introduction</text:h>
      <text:p text:style-name="P28"><text:span text:style-name="T5">S</text:span><text:span text:style-name="T3">ince </text:span><text:span text:style-name="T7">Compendium </text:span><text:span text:style-name="T3">R6 Declarative Services has support for field injection, by using the @Reference annotation on fields. However, often the use case arises where one adds </text:span><text:span text:style-name="T6">a custom</text:span><text:span text:style-name="T3"> </text:span><text:span text:style-name="T6">(key)</text:span><text:span text:style-name="T3"> </text:span><text:span text:style-name="T6">service</text:span><text:span text:style-name="T3"> propert</text:span><text:span text:style-name="T6">y</text:span><text:span text:style-name="T3"> on a service instance </text:span><text:span text:style-name="T6">with the intention of</text:span><text:span text:style-name="T3"> collect</text:span><text:span text:style-name="T6">ing service instances of </text:span><text:span text:style-name="T8">a particular</text:span><text:span text:style-name="T6"> type</text:span><text:span text:style-name="T3"> </text:span><text:span text:style-name="T6">into a</text:span><text:span text:style-name="T3"> map - </text:span><text:span text:style-name="T6">keyed</text:span><text:span text:style-name="T3"> by this </text:span><text:span text:style-name="T9">key property</text:span><text:span text:style-name="T3">. <text:s/>This scenario is currently not supported by field injection, although </text:span><text:span text:style-name="T8">it</text:span><text:span text:style-name="T3"> could be easily added.</text:span></text:p>
      <text:h text:style-name="P32" text:outline-level="1"><text:soft-page-break/>Problem Description</text:h>
      <text:p text:style-name="P41">When having multiple instances of the same service interface, often a <text:span text:style-name="T14">key</text:span> property is used to identify and differentiate these instances. When using these service instances from a DS <text:span text:style-name="T14">component</text:span>, it makes sense to collect these <text:span text:style-name="T14">services</text:span> and map them <text:span text:style-name="T14">by their</text:span> <text:span text:style-name="T14">key</text:span> property. </text:p>
      <text:p text:style-name="P41">For example using the good old method injection:</text:p>
      <text:p text:style-name="P30"><text:bookmark text:name="comment_text_0"/><text:s text:c="5"/>Map&lt;String, SomeService&gt; services = new <text:span text:style-name="T14">Concurrent</text:span>HashMap&lt;&gt;();</text:p>
      <text:p text:style-name="Preformatted_20_Text"/>
      <text:p text:style-name="P55"><text:s text:c="5"/>@Reference(</text:p>
      <text:p text:style-name="P55"><text:tab/>cardinality=ReferenceCardinality.MULTIPLE,</text:p>
      <text:p text:style-name="P55"><text:tab/>policy=ReferencePolicy.DYNAMIC)</text:p>
      <text:p text:style-name="Preformatted_20_Text"><text:s text:c="5"/>void addService(SomeService s, Map&lt;String, Object&gt; properties){</text:p>
      <text:p text:style-name="Preformatted_20_Text"><text:s text:c="9"/>String key = (String)properties.get("<text:span text:style-name="T14">key</text:span>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text:span text:style-name="T14">key</text:span>Property");</text:p>
      <text:p text:style-name="Preformatted_20_Text"><text:s text:c="9"/>services.remove(key);</text:p>
      <text:p text:style-name="P31"><text:s text:c="5"/>}</text:p>
      <text:p text:style-name="P27">However, this is currently not possible using field injection. </text:p>
      <text:h text:style-name="P32" text:outline-level="1">Use Cases</text:h>
      <text:p text:style-name="P38">Given the example stated above, one could easily translate this to a field injection equivalent, i.e.:</text:p>
      <text:p text:style-name="P54"/>
      <text:p text:style-name="P54"><text:bookmark text:name="comment_text_04"/><text:tab/>@Reference(mapBy="<text:span text:style-name="T14">key</text:span>Property")</text:p>
      <text:p text:style-name="P31"><text:tab/>Map&lt;K, S&gt; services;</text:p>
      <text:p text:style-name="P29"><text:span text:style-name="T3">Where </text:span><text:span text:style-name="T16">key</text:span><text:span text:style-name="T15">Property</text:span><text:span text:style-name="T3"> is the key </text:span><text:span text:style-name="T6">property</text:span><text:span text:style-name="T3"> that is looked up in the service instance's service properties, the value of this service property is then converted/casted to type K, and used as key in the map with as value the actual service instance of type S.</text:span></text:p>
      <text:h text:style-name="P32" text:outline-level="1"><text:soft-page-break/>Requirements</text:h>
      <text:list xml:id="list7736447612003677937" text:style-name="L1">
        <text:list-item>
          <text:p text:style-name="P40">R0001: The solution must use the @Reference annotation on a Map field, mapping a <text:span text:style-name="T17">key</text:span> property value to a service instance</text:p>
        </text:list-item>
        <text:list-item>
          <text:p text:style-name="P40">R0002: The solution must allow to define the <text:span text:style-name="T17">key</text:span> property that is used to map the service instances</text:p>
        </text:list-item>
        <text:list-item>
          <text:p text:style-name="P40">R0003: The resulting Map must be either single value or a List (e.g. list of all service instances that have the <text:span text:style-name="T17">key</text:span> property <text:span text:style-name="T17">with the same value</text:span> defined)</text:p>
        </text:list-item>
        <text:list-item>
          <text:p text:style-name="P42">R0004: In the case of single value Map, the value must be determined either by a specified Comparator or by typical service ordering heuristics of which the “best match” is selected. </text:p>
        </text:list-item>
        <text:list-item>
          <text:p text:style-name="P40">R0004: In <text:span text:style-name="T17">the</text:span> case <text:span text:style-name="T17">of</text:span> a List <text:span text:style-name="T17">value Map,</text:span> the order of the list items must be determined, <text:span text:style-name="T17">and maintained</text:span> by a specified Comparator or <text:span text:style-name="T17">when no comparator is specified by</text:span> <text:span text:style-name="T17">typical service ordering heuristics.</text:span></text:p>
        </text:list-item>
        <text:list-item>
          <text:p text:style-name="P42">R0005: In cases where the key property contains multiple values (e.g. string+) the service may be mapped by several keys in the map and in either case of single or List map would be subject to ordering as specified in R0004 &amp; R0005</text:p>
        </text:list-item>
      </text:list>
      <text:h text:style-name="P32" text:outline-level="1">Document Support</text:h>
      <text:h text:style-name="P34" text:outline-level="2">References</text:h>
      <text:list xml:id="list8057441987464303780" text:style-name="WW8Num3">
        <text:list-item>
          <text:p text:style-name="P53"><text:bookmark-start text:name="_Ref493020620"/>Bradner, S., Key words for use in RFCs to Indicate Requirement Levels, RFC2119, March 1997.<text:bookmark-end text:name="_Ref493020620"/></text:p>
        </text:list-item>
        <text:list-item>
          <text:p text:style-name="P53">Software Requirements &amp; Specifications. Michael Jackson. ISBN 0-201-87712-0</text:p>
        </text:list-item>
      </text:list>
      <text:p text:style-name="P21"/>
      <text:p text:style-name="P20"/>
      <text:p text:style-name="P22"/>
      <text:p text:style-name="P22"/>
      <text:p text:style-name="P22"/>
      <text:p text:style-name="P22"/>
      <text:p text:style-name="P22"/>
      <text:p text:style-name="P22"/>
      <text:p text:style-name="P22"/>
      <text:p text:style-name="P22"/>
      <text:h text:style-name="P34" text:outline-level="2"><text:soft-page-break/>Author’s Address</text:h>
      <text:p text:style-name="P24"/>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7">Tim Verbelen</text:p>
          </table:table-cell>
        </table:table-row>
        <table:table-row table:style-name="Table2.1">
          <table:table-cell table:style-name="Table2.A1" office:value-type="string">
            <text:p text:style-name="P6">Company</text:p>
          </table:table-cell>
          <table:table-cell table:style-name="Table2.B1" office:value-type="string">
            <text:p text:style-name="P7">iMinds, Ghent University</text:p>
          </table:table-cell>
        </table:table-row>
        <table:table-row table:style-name="Table2.1">
          <table:table-cell table:style-name="Table2.A1" office:value-type="string">
            <text:p text:style-name="P6">Address</text:p>
          </table:table-cell>
          <table:table-cell table:style-name="Table2.B1" office:value-type="string">
            <text:p text:style-name="P7">Gaston Crommenlaan 8 b<text:span text:style-name="T12">ox 201</text:span>, 9050 Ghent, Belgium</text:p>
          </table:table-cell>
        </table:table-row>
        <table:table-row table:style-name="Table2.1">
          <table:table-cell table:style-name="Table2.A1" office:value-type="string">
            <text:p text:style-name="P6">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11">tim.verbelen@intec.ugent.be</text:p>
          </table:table-cell>
        </table:table-row>
      </table:table>
      <text:p text:style-name="P39"/>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2">Raymond Augé</text:p>
          </table:table-cell>
        </table:table-row>
        <table:table-row table:style-name="Table3.1">
          <table:table-cell table:style-name="Table3.A1" office:value-type="string">
            <text:p text:style-name="P50">Company</text:p>
          </table:table-cell>
          <table:table-cell table:style-name="Table3.B1" office:value-type="string">
            <text:p text:style-name="P52">Liferay, Inc.</text:p>
          </table:table-cell>
        </table:table-row>
        <table:table-row table:style-name="Table3.1">
          <table:table-cell table:style-name="Table3.A1" office:value-type="string">
            <text:p text:style-name="P50">Address</text:p>
          </table:table-cell>
          <table:table-cell table:style-name="Table3.B1" office:value-type="string">
            <text:p text:style-name="P52">24 Leonard St N Box 580, Dowling Ontario, P0M1R0, Canada</text:p>
          </table:table-cell>
        </table:table-row>
        <table:table-row table:style-name="Table3.1">
          <table:table-cell table:style-name="Table3.A1" office:value-type="string">
            <text:p text:style-name="P50">Voice</text:p>
          </table:table-cell>
          <table:table-cell table:style-name="Table3.B1" office:value-type="string">
            <text:p text:style-name="P51"/>
          </table:table-cell>
        </table:table-row>
        <table:table-row table:style-name="Table3.1">
          <table:table-cell table:style-name="Table3.A1" office:value-type="string">
            <text:p text:style-name="P44">e-mail</text:p>
          </table:table-cell>
          <table:table-cell table:style-name="Table3.B1" office:value-type="string">
            <text:p text:style-name="P46">raymond.auge@liferay.com</text:p>
          </table:table-cell>
        </table:table-row>
      </table:table>
      <text:h text:style-name="P37"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3d7fe5"/>
    </style:style>
    <style:style style:name="MT2"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0">
      <number:day/>
      <number:text> </number:text>
      <number:month number:style="long" number:textual="true"/>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6"><draw:image xlink:href="Pictures/1000020100000427000001D81E79F30D.png" xlink:type="simple" xlink:show="embed" xlink:actuate="onLoad"/></draw:frame><text:tab/><text:user-defined style:data-style-name="N0" text:name="RFP Title">RFP 178 - DS Field Reference Enhancements</text:user-defined><text:tab/>Page <text:page-number text:select-page="current">7</text:page-number> of <text:page-count style:num-format="1">7</text:page-count></text:p>
        <text:p text:style-name="Header"/>
        <text:p text:style-name="Header"><text:span text:style-name="MT1">1</text:span><text:tab/>Draft<text:tab/><text:modification-date style:data-style-name="N120">12 November 2015</text:modification-date></text:p>
      </style:header>
      <style:footer>
        <text:p text:style-name="MP1">Copyright © <text:span text:style-name="MT2">OSGi Alliance </text:span><text:span text:style-name="MT2"><text:modification-date style:data-style-name="N121">2015</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2">OSGi Alliance </text:span><text:span text:style-name="MT2"><text:modification-date style:data-style-name="N121">2015</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meta:creation-date>2015-10-04T08:50:52.727105509</meta:creation-date>
    <meta:editing-cycles>23</meta:editing-cycles>
    <meta:editing-duration>PT2H13M8S</meta:editing-duration>
    <meta:initial-creator>Tim Verbelen</meta:initial-creator>
    <dc:date>2015-11-12T16:27:31.255128888</dc:date>
    <dc:creator>Raymond Augé</dc:creator>
    <meta:document-statistic meta:table-count="3" meta:image-count="2" meta:object-count="0" meta:page-count="7" meta:paragraph-count="114" meta:word-count="1728" meta:character-count="11341" meta:non-whitespace-character-count="9657"/>
    <meta:user-defined meta:name="Info"/>
    <meta:user-defined meta:name="Info 3"/>
    <meta:user-defined meta:name="Info 4"/>
    <meta:user-defined meta:name="RFP Title">RFP 178 - DS Field Reference Enhancements</meta:user-defined>
  </office:meta>
</office:document-meta>
</file>